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 style:data-style-name="N3"/>
    <style:style style:name="ce2" style:family="table-cell" style:parent-style-name="Default" style:data-style-name="N11"/>
    <style:style style:name="ce12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0.2" calcext:value-type="float">
            <text:p>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5]/[.B16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16]^2*[.B17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16]^2*[.B19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1]+[.B2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3]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</table:table>
      <table:table table:name="LM74502H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0" calcext:value-type="float">
            <text:p>2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8" calcext:value-type="float">
            <text:p>8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35" calcext:value-type="percentage">
            <text:p>3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250" calcext:value-type="float">
            <text:p>1,250.00</text:p>
          </table:table-cell>
          <table:table-cell office:value-type="string" calcext:value-type="string">
            <text:p>hz</text:p>
          </table:table-cell>
        </table:table-row>
      </table:table>
      <table:table table:name="VN5E025AJ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0" calcext:value-type="float">
            <text:p>2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55" calcext:value-type="float">
            <text:p>5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81.818181818182" calcext:value-type="float">
            <text:p>181.82</text:p>
          </table:table-cell>
          <table:table-cell office:value-type="string" calcext:value-type="string">
            <text:p>hz</text:p>
          </table:table-cell>
        </table:table-row>
      </table:table>
      <table:table table:name="TPS1HB08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1000" calcext:value-type="float">
            <text:p>10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188" calcext:value-type="float">
            <text:p>188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94" calcext:value-type="percentage">
            <text:p>9.4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06" calcext:value-type="percentage">
            <text:p>90.6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3.1914893617021" calcext:value-type="float">
            <text:p>53.19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2:35:48.8864725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5-09-30T13:04:45.171100362</dc:date>
    <meta:editing-duration>P3DT20H37M16S</meta:editing-duration>
    <meta:editing-cycles>19</meta:editing-cycles>
    <meta:generator>LibreOffice/7.2.2.2$MacOSX_X86_64 LibreOffice_project/02b2acce88a210515b4a5bb2e46cbfb63fe97d56</meta:generator>
    <meta:document-statistic meta:table-count="6" meta:cell-count="162" meta:object-count="0"/>
  </office:meta>
</office:document-meta>
</file>